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Heading_20_2">
      <style:text-properties fo:language="de" fo:country="DE" fo:background-color="#fff200"/>
    </style:style>
    <style:style style:name="P4" style:family="paragraph" style:parent-style-name="Text_20_body">
      <style:text-properties fo:language="de" fo:country="DE" officeooo:paragraph-rsid="001f4e9b" fo:background-color="#fff200"/>
    </style:style>
    <style:style style:name="P5" style:family="paragraph" style:parent-style-name="Title">
      <style:text-properties fo:language="de" fo:country="DE" officeooo:rsid="001f4e9b" officeooo:paragraph-rsid="001f4e9b"/>
    </style:style>
    <style:style style:name="P6" style:family="paragraph" style:parent-style-name="Subtitle">
      <style:text-properties fo:language="de" fo:country="DE" officeooo:rsid="001f4e9b" officeooo:paragraph-rsid="001f4e9b"/>
    </style:style>
    <style:style style:name="P7" style:family="paragraph" style:parent-style-name="Contents_20_Heading">
      <style:text-properties fo:language="de" fo:country="DE"/>
    </style:style>
    <style:style style:name="P8" style:family="paragraph" style:parent-style-name="Text_20_body">
      <style:text-properties fo:language="de" fo:country="DE" fo:font-weight="bold" officeooo:paragraph-rsid="001f4e9b" fo:background-color="#fff200" style:font-weight-asian="bold" style:font-weight-complex="bold"/>
    </style:style>
    <style:style style:name="P9" style:family="paragraph" style:parent-style-name="Text_20_body">
      <style:text-properties fo:language="de" fo:country="D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Text_20_body">
      <style:text-properties officeooo:paragraph-rsid="002b7527"/>
    </style:style>
    <style:style style:name="P12" style:family="paragraph" style:parent-style-name="Text_20_body">
      <style:text-properties officeooo:paragraph-rsid="002c3b91"/>
    </style:style>
    <style:style style:name="P13" style:family="paragraph" style:parent-style-name="Text_20_body">
      <style:text-properties officeooo:rsid="002c7adc" officeooo:paragraph-rsid="002c7adc"/>
    </style:style>
    <style:style style:name="P14" style:family="paragraph" style:parent-style-name="Heading_20_1">
      <style:text-properties fo:language="de" fo:country="DE"/>
    </style:style>
    <style:style style:name="P15" style:family="paragraph" style:parent-style-name="Heading_20_1">
      <style:text-properties fo:language="de" fo:country="DE" officeooo:paragraph-rsid="00249967"/>
    </style:style>
    <style:style style:name="P16" style:family="paragraph" style:parent-style-name="Text_20_body">
      <style:text-properties officeooo:rsid="002c7adc" officeooo:paragraph-rsid="002c7adc"/>
    </style:style>
    <style:style style:name="P17" style:family="paragraph" style:parent-style-name="Text_20_body">
      <style:text-properties officeooo:rsid="00337820" officeooo:paragraph-rsid="00337820"/>
    </style:style>
    <style:style style:name="P18" style:family="paragraph" style:parent-style-name="Text_20_body">
      <style:text-properties officeooo:rsid="00337820" officeooo:paragraph-rsid="003434e9"/>
    </style:style>
    <style:style style:name="T1" style:family="text">
      <style:text-properties officeooo:rsid="001fbed0"/>
    </style:style>
    <style:style style:name="T2" style:family="text">
      <style:text-properties officeooo:rsid="0027ca31"/>
    </style:style>
    <style:style style:name="T3" style:family="text">
      <style:text-properties officeooo:rsid="001f4e9b"/>
    </style:style>
    <style:style style:name="T4" style:family="text">
      <style:text-properties fo:language="de" fo:country="DE"/>
    </style:style>
    <style:style style:name="T5" style:family="text">
      <style:text-properties officeooo:rsid="002691f9"/>
    </style:style>
    <style:style style:name="T6" style:family="text">
      <style:text-properties style:font-name="Liberation Sans" fo:font-size="18pt" officeooo:rsid="0027ca31" style:font-name-asian="AR PL SungtiL GB" style:font-size-asian="18pt" style:font-name-complex="Lohit Devanagari" style:font-size-complex="18pt"/>
    </style:style>
    <style:style style:name="T7" style:family="text">
      <style:text-properties officeooo:rsid="002876d1"/>
    </style:style>
    <style:style style:name="T8" style:family="text">
      <style:text-properties officeooo:rsid="0029dda0"/>
    </style:style>
    <style:style style:name="T9" style:family="text">
      <style:text-properties officeooo:rsid="002b7527"/>
    </style:style>
    <style:style style:name="T10" style:family="text">
      <style:text-properties officeooo:rsid="002c3b91"/>
    </style:style>
    <style:style style:name="T11" style:family="text">
      <style:text-properties officeooo:rsid="002d8384"/>
    </style:style>
    <style:style style:name="T12" style:family="text">
      <style:text-properties officeooo:rsid="002f011e"/>
    </style:style>
    <style:style style:name="T13" style:family="text">
      <style:text-properties officeooo:rsid="002f8c7f"/>
    </style:style>
    <style:style style:name="T14" style:family="text">
      <style:text-properties officeooo:rsid="0030d40e"/>
    </style:style>
    <style:style style:name="T15" style:family="text">
      <style:text-properties officeooo:rsid="0032c76c"/>
    </style:style>
    <style:style style:name="T16" style:family="text">
      <style:text-properties fo:font-style="normal" style:font-style-asian="normal" style:font-style-complex="normal"/>
    </style:style>
    <style:style style:name="T17" style:family="text">
      <style:text-properties officeooo:rsid="003434e9"/>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reference-mark-start text:name="Aufgabe"/>Aufgabe 1: LibreOffice-Dokument<text:reference-mark-end text:name="Aufgabe"/></text:p>
      <text:p text:style-name="P6">Team-ID: <text:span text:style-name="T6">0070</text:span></text:p>
      <text:p text:style-name="P6">Team: Teamname (oder dein Name)</text:p>
      <text:p text:style-name="P6">Bearbeiter/-innen dieser Aufgabe:<text:line-break/>Vor- und Nachnamen</text:p>
      <text:p text:style-name="P6"><text:date style:data-style-name="N81" text:date-value="2021-10-19T12:47:39.034000220" text:fixed="true">19. Okto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Inhaltsverzeichnis</text:p>
          </text:index-title>
          <text:p text:style-name="P10"><text:a xlink:type="simple" xlink:href="#__RefHeading___Toc2232_4178761632" text:style-name="Index_20_Link" text:visited-style-name="Index_20_Link"><text:span text:style-name="T4">Lösungsidee<text:tab/>1</text:span></text:a></text:p>
          <text:p text:style-name="P10"><text:a xlink:type="simple" xlink:href="#__RefHeading___Toc2234_4178761632" text:style-name="Index_20_Link" text:visited-style-name="Index_20_Link"><text:span text:style-name="T4">Umsetzung<text:tab/>1</text:span></text:a></text:p>
          <text:p text:style-name="P10"><text:a xlink:type="simple" xlink:href="#__RefHeading___Toc2236_4178761632" text:style-name="Index_20_Link" text:visited-style-name="Index_20_Link"><text:span text:style-name="T4">Beispiele<text:tab/>2</text:span></text:a></text:p>
          <text:p text:style-name="P10"><text:a xlink:type="simple" xlink:href="#__RefHeading___Toc2238_4178761632" text:style-name="Index_20_Link" text:visited-style-name="Index_20_Link"><text:span text:style-name="T4">Quellcode<text:tab/>2</text:span></text:a></text:p>
        </text:index-body>
      </text:table-of-content>
      <text:p text:style-name="P4">Anleitung: Trage oben die Aufgabennummer, die Team-ID, den Team-Namen und alle Bearbeiter/-innen dieser Aufgabe mit Vor- und Namen ein. Vergiss nicht, auch den Aufgabennamen anzupassen (statt „<text:span text:style-name="T1">LibreOffice</text:span>-Dokument“)! </text:p>
      <text:p text:style-name="P4">Drücke dann F9 zur Aktualisierung, lösche diese Anleitung und lege los :)</text:p>
      <text:p text:style-name="P4">Wenn du neue Überschriften einfügst, solltest du das Inhaltsverzeichnis mittels Rechtsklick aktualisieren. </text:p>
      <text:p text:style-name="P8">Die gelb hinterlegten Texte, die hier bereits stehen, geben ein paar Hinweise zur Einsendung. Du solltest sie aber in deiner Einsendung wieder entfernen!</text:p>
      <text:h text:style-name="P14" text:outline-level="1"><text:bookmark-start text:name="__RefHeading___Toc2232_4178761632"/>Lösungsidee<text:bookmark-end text:name="__RefHeading___Toc2232_4178761632"/></text:h>
      <text:p text:style-name="P4">Die Idee der Lösung sollte hieraus vollkommen ersichtlich werden, ohne dass auf die eigentliche Implementierung Bezug genommen wird.</text:p>
      <text:p text:style-name="P3">Unterüberschriften</text:p>
      <text:p text:style-name="P4">Wenn nötig, füge sinnvoll formatierte Unterpunkte ein, indem du die Formatvorlage „Überschrift 2“ (oder „Heading 2“) anwendest. Vergiss nicht, das Inhaltsverzeichnis anschließend wieder mittels Rechtsklick zu aktualisieren.</text:p>
      <text:p text:style-name="P9">Als Lösungsidee haben wir uns eine doppelseitige Bruteforce-Methode überlegt, welche durch Ausprobieren die kürzeste Lösung für jedes Auto findet.</text:p>
      <text:h text:style-name="P14" text:outline-level="1"><text:bookmark-start text:name="__RefHeading___Toc2234_4178761632"/><text:soft-page-break/>Umsetzung<text:bookmark-end text:name="__RefHeading___Toc2234_4178761632"/></text:h>
      <text:p text:style-name="P4">Hier wird kurz erläutert, wie die Lösungsidee im Programm tatsächlich umgesetzt wurde. Hier können auch Implementierungsdetails erwähnt werden.</text:p>
      <text:p text:style-name="Text_20_body">Die Daten aus den Textdateien werden eingelesen und in Arrays abgespeichert. Dabei dient uns ein Array für die Abspeicherung der aus zuparkenden Wagen und das andere für die Abspeicherung der Querstehenden.</text:p>
      <text:p text:style-name="Text_20_body">Im Array mit den Querstehenden Wagen werden leere Plätze mit null und besetzte Plätze mit dem jeweiligen Buchstaben des Wagens angegeben.</text:p>
      <text:p text:style-name="P11">Die Basis des Programms ist die Methode „<text:span text:style-name="T16">AutosAusparken</text:span>“. Diese ruft für alle aus zuparkenden Autos die „selectShorterPath“-Methode, gefolgt von der „reset<text:span text:style-name="T10">Parallel</text:span>Cars“-Methode auf und schreibt zuletzt das Ergebnis in der Konsole aus. Bevor die <text:span text:style-name="T5">A</text:span>usführung startet, wird überprüft zu welchem Grad der Parkplatz überhaupt lösbar ist.</text:p>
      <text:p text:style-name="P11"><text:span text:style-name="T9">Die „reset</text:span><text:span text:style-name="T10">Parallel</text:span><text:span text:style-name="T9">Cars“-Methode, wie der </text:span><text:span text:style-name="T10">N</text:span><text:span text:style-name="T9">ame schon sagt, resettet die querstehen</text:span><text:span text:style-name="T10">den</text:span><text:span text:style-name="T9"> Autos. Sie löscht alle Werte des Arrays für die querstehenden Autos, und füllt sie anschließend wieder mit den Werten aus der Text-datei.</text:span></text:p>
      <text:p text:style-name="P12">Die „selectShorterPath- Methode <text:span text:style-name="T9">ist für</text:span> <text:span text:style-name="T2">überprüft zuerst, ob <text:s/>hinter dem aus zuparkenden Auto </text:span><text:span text:style-name="T7">ein </text:span><text:span text:style-name="T9">querstehendes</text:span><text:span text:style-name="T7"> steht, was das ausparken verhindern würde. Falls es kein </text:span><text:span text:style-name="T9">querstehendes A</text:span><text:span text:style-name="T7">uto gibt, kann problemlos aus geparkt werden. Gibt es jedoch eine Blockade wird versucht das Auto in beide Richtungen so weit zu verschieben, dass das Auto </text:span><text:span text:style-name="T8">ausparken kann. </text:span><text:span text:style-name="T10">Danach wird entschieden, welche Richtung weniger Züge benutzt hat.</text:span></text:p>
      <text:p text:style-name="P13">Für die Verschiebung der querstehenden Autos ist die Methode „moveParallelCar“ zuständig. Zuerst wird getestet, ob das Auto welches versch<text:span text:style-name="T11">oben werden soll</text:span> von einem <text:span text:style-name="T11">anderen blockiert oder der Wand blockiert wird. </text:span><text:span text:style-name="T13">Falls es keine Blockade gibt</text:span><text:span text:style-name="T12"> kann das Auto einfach </text:span><text:span text:style-name="T13">verschoben werden. </text:span><text:span text:style-name="T14">Existiert eine Blockade, w</text:span><text:span text:style-name="T15">erden alle im weg stehenden Autos</text:span><text:span text:style-name="T14"> mittels </text:span><text:span text:style-name="T15">R</text:span><text:span text:style-name="T14">ekursion </text:span><text:span text:style-name="T15">verschoben.</text:span></text:p>
      <text:p text:style-name="P13"/>
      <text:p text:style-name="P17">Funktionen am Rande:</text:p>
      <text:p text:style-name="P17">„calcSecondChar“-Methode: Gibt den zweiten Buchstaben eines Querstehenden Autos zurück.</text:p>
      <text:p text:style-name="P17">„calcFreeSpace“-Methode: gibt als Array den platz zurück, welches ein Querstehendes Auto zur rechten und linken Seite hat.</text:p>
      <text:p text:style-name="P18">„<text:span text:style-name="T17">noArrayBoundaries“-Methode: Testet, ob der versuch ein Auto zu Verschieben, außerhalb der Array-grenzen enden würde.</text:span></text:p>
      <text:p text:style-name="P17">„<text:span text:style-name="T17">noCarBoundaries“-Methode: Identisch zur „noArrayBoundaries“-Methode, jedoch werden hier auch andere Autos berücksichtigt.</text:span></text:p>
      <text:p text:style-name="P13"/>
      <text:h text:style-name="P15" text:outline-level="1"><text:bookmark-start text:name="__RefHeading___Toc2236_4178761632"/><text:soft-page-break/>Beispiele<text:bookmark-end text:name="__RefHeading___Toc2236_4178761632"/></text:h>
      <text:p text:style-name="P4">Genügend Beispiele einbinden! Die Beispiele von de<text:span text:style-name="T3">n</text:span> B<text:span text:style-name="T3">WINF</text:span>-Webseite<text:span text:style-name="T3">n</text:span> sollten hier diskutiert werden, aber auch eigene Beispiele sind sehr gut – besonders wenn sie Spezialfälle abdecken. Bitte jedoch nicht 30 Seiten Programmausgabe hier einfügen!</text:p>
      <text:h text:style-name="P14" text:outline-level="1"><text:bookmark-start text:name="__RefHeading___Toc2238_4178761632"/>Quellcode<text:bookmark-end text:name="__RefHeading___Toc2238_4178761632"/></text:h>
      <text:p text:style-name="P4">Unwichtige Teile des Programms sollen hier nicht abgedruckt werden. Dieser Teil sollte nicht mehr als 2–3 Seiten umfassen, maximal 10.</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style style:name="MT1" style:family="text">
      <style:text-properties officeooo:rsid="001fbed0"/>
    </style:style>
    <style:style style:name="MT2" style:family="text">
      <style:text-properties officeooo:rsid="0027ca3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1: LibreOffice-Dokument</text:reference-ref><text:tab/><text:tab/><text:span text:style-name="MT1">Team-ID: </text:span><text:span text:style-name="MT2">0070</text:span></text:p>
      </style:header>
      <style:header-first>
        <text:p text:style-name="MP1"/>
      </style:header-first>
      <style:footer>
        <text:p text:style-name="MP2"><text:tab/><text:page-number text:select-page="current">3</text:page-number>/<text:page-count>3</text:page-count></text:p>
      </style:footer>
      <style:footer-first>
        <text:p text:style-name="MP2"><text:tab/><text:page-number text:select-page="current">1</text:page-number>/<text:page-count>3</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4H26M30S</meta:editing-duration>
    <meta:editing-cycles>8</meta:editing-cycles>
    <meta:generator>LibreOffice/7.2.1.2$Windows_X86_64 LibreOffice_project/87b77fad49947c1441b67c559c339af8f3517e22</meta:generator>
    <dc:date>2021-10-28T08:42:02.921000000</dc:date>
    <meta:document-statistic meta:table-count="0" meta:image-count="0" meta:object-count="0" meta:page-count="3" meta:paragraph-count="39" meta:word-count="547" meta:character-count="4047" meta:non-whitespace-character-count="3533"/>
  </office:meta>
</office:document-meta>
</file>